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e0c2cd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afd095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5" style:family="table-cell" style:parent-style-name="Default">
      <style:table-cell-properties fo:background-color="#afd095"/>
      <style:text-properties style:use-window-font-color="true" fo:font-size="11pt" style:font-size-asian="11pt" style:font-size-complex="11pt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3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9" table:number-columns-repeated="1008" table:default-cell-style-name="ce26"/>
        <table:table-column table:style-name="co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5" table:number-columns-repeated="1007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  <table:table-cell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  <table:table-cell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3" table:number-columns-repeated="8"/>
          <table:table-cell table:style-name="ce5"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9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5"/>
          <table:table-cell table:number-columns-repeated="101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  <table:table-cell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13" table:number-columns-repeated="1014"/>
          <table:table-cell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9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16h 29m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388" calcext:value-type="float">
            <text:p>0.388</text:p>
          </table:table-cell>
          <table:table-cell table:style-name="ce20" office:value-type="float" office:value="0.815" calcext:value-type="float">
            <text:p>0.815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659" calcext:value-type="float">
            <text:p>0.659</text:p>
          </table:table-cell>
          <table:table-cell table:style-name="ce27" table:number-columns-repeated="1008"/>
          <table:table-cell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3" calcext:value-type="float">
            <text:p>0.823</text:p>
          </table:table-cell>
          <table:table-cell table:style-name="ce13" office:value-type="float" office:value="0.392" calcext:value-type="float">
            <text:p>0.392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662" calcext:value-type="float">
            <text:p>0.662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ce24" office:value-type="string" calcext:value-type="string">
            <text:p>wide_resnet_41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6, 12, 18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3" office:value-type="string" calcext:value-type="string">
            <text:p>34h 40m</text:p>
          </table:table-cell>
          <table:table-cell table:style-name="ce33" office:value-type="float" office:value="0.827" calcext:value-type="float">
            <text:p>0.827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822" calcext:value-type="float">
            <text:p>0.822</text:p>
          </table:table-cell>
          <table:table-cell table:style-name="ce33" office:value-type="float" office:value="0.802" calcext:value-type="float">
            <text:p>0.802</text:p>
          </table:table-cell>
          <table:table-cell table:style-name="ce33" office:value-type="float" office:value="0.676" calcext:value-type="float">
            <text:p>0.676</text:p>
          </table:table-cell>
          <table:table-cell table:style-name="ce33" table:number-columns-repeated="1008"/>
          <table:table-cell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35h 37m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412" calcext:value-type="float">
            <text:p>0.412</text:p>
          </table:table-cell>
          <table:table-cell table:style-name="ce13" office:value-type="float" office:value="0.819" calcext:value-type="float">
            <text:p>0.819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671" calcext:value-type="float">
            <text:p>0.671</text:p>
          </table:table-cell>
          <table:table-cell table:style-name="ce13" table:number-columns-repeated="1008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57_test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1"/>
          <table:table-cell table:style-name="ce20" office:value-type="float" office:value="0.817" calcext:value-type="float">
            <text:p>0.817</text:p>
          </table:table-cell>
          <table:table-cell table:style-name="ce20" office:value-type="float" office:value="0.371" calcext:value-type="float">
            <text:p>0.371</text:p>
          </table:table-cell>
          <table:table-cell table:style-name="ce20" office:value-type="float" office:value="0.809" calcext:value-type="float">
            <text:p>0.809</text:p>
          </table:table-cell>
          <table:table-cell table:style-name="ce20" office:value-type="float" office:value="0.776" calcext:value-type="float">
            <text:p>0.776</text:p>
          </table:table-cell>
          <table:table-cell table:style-name="ce20" office:value-type="float" office:value="0.646" calcext:value-type="float">
            <text:p>0.646</text:p>
          </table:table-cell>
          <table:table-cell table:style-name="ce27" table:number-columns-repeated="1008"/>
          <table:table-cell/>
        </table:table-row>
        <table:table-row table:style-name="ro1">
          <table:table-cell table:style-name="ce13" office:value-type="string" calcext:value-type="string">
            <text:p>58_test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5"/>
          <table:table-cell table:style-name="ce13" office:value-type="float" office:value="0.824" calcext:value-type="float">
            <text:p>0.824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3" office:value-type="float" office:value="0.811" calcext:value-type="float">
            <text:p>0.811</text:p>
          </table:table-cell>
          <table:table-cell table:style-name="ce13" office:value-type="float" office:value="0.777" calcext:value-type="float">
            <text:p>0.777</text:p>
          </table:table-cell>
          <table:table-cell table:style-name="ce13" office:value-type="float" office:value="0.649" calcext:value-type="float">
            <text:p>0.649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6" office:value-type="string" calcext:value-type="string">
            <text:p>59_test</text:p>
          </table:table-cell>
          <table:table-cell table:style-name="ce25" office:value-type="string" calcext:value-type="string">
            <text:p>wide_resnet_41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office:value-type="float" office:value="512" calcext:value-type="float">
            <text:p>5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6, 12, 18</text:p>
          </table:table-cell>
          <table:table-cell table:style-name="ce25" office:value-type="float" office:value="0.002" calcext:value-type="float">
            <text:p>0.002</text:p>
          </table:table-cell>
          <table:table-cell table:style-name="ce25" office:value-type="float" office:value="40000" calcext:value-type="float">
            <text:p>40000</text:p>
          </table:table-cell>
          <table:table-cell table:style-name="ce25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0.828" calcext:value-type="float">
            <text:p>0.828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6" office:value-type="float" office:value="0.816" calcext:value-type="float">
            <text:p>0.816</text:p>
          </table:table-cell>
          <table:table-cell table:style-name="ce16" office:value-type="float" office:value="0.795" calcext:value-type="float">
            <text:p>0.795</text:p>
          </table:table-cell>
          <table:table-cell table:style-name="ce16" office:value-type="float" office:value="0.666" calcext:value-type="float">
            <text:p>0.666</text:p>
          </table:table-cell>
          <table:table-cell table:style-name="ce16" table:number-columns-repeated="1008"/>
          <table:table-cell table:style-name="ce36"/>
        </table:table-row>
        <table:table-row table:style-name="ro1">
          <table:table-cell table:style-name="ce13" office:value-type="string" calcext:value-type="string">
            <text:p>60_test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3"/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0.397" calcext:value-type="float">
            <text:p>0.397</text:p>
          </table:table-cell>
          <table:table-cell table:style-name="ce13" office:value-type="float" office:value="0.817" calcext:value-type="float">
            <text:p>0.817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661" calcext:value-type="float">
            <text:p>0.661</text:p>
          </table:table-cell>
          <table:table-cell table:style-name="ce13" table:number-columns-repeated="1008"/>
          <table:table-cell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 style:data-style-name="N2" text:time-value="11:21:05.99021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3-01-28T11:24:14.791754084</dc:date>
    <meta:editing-duration>P1DT8H15M40S</meta:editing-duration>
    <meta:editing-cycles>209</meta:editing-cycles>
    <meta:document-statistic meta:table-count="1" meta:cell-count="971" meta:object-count="0"/>
  </office:meta>
</office:document-meta>
</file>